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MT" svg:font-family="Arial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ArialMT1" svg:font-family="ArialMT"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5fb7c" officeooo:paragraph-rsid="0005fb7c" style:font-size-asian="16pt" style:font-weight-asian="bold" style:font-size-complex="16pt" style:font-weight-complex="bold"/>
    </style:style>
    <style:style style:name="P3" style:family="paragraph" style:parent-style-name="Standard">
      <style:text-properties fo:font-size="16pt" fo:font-weight="bold" officeooo:paragraph-rsid="00075862" style:font-size-asian="16pt" style:font-weight-asian="bold" style:font-size-complex="16pt" style:font-weight-complex="bold"/>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justify" style:justify-single-word="false"/>
      <style:text-properties fo:font-size="16pt" style:font-size-asian="16pt" style:font-size-complex="16pt"/>
    </style:style>
    <style:style style:name="P6" style:family="paragraph" style:parent-style-name="Standard">
      <style:text-properties fo:font-size="16pt" officeooo:paragraph-rsid="0005fb7c" style:font-size-asian="16pt" style:font-size-complex="16pt"/>
    </style:style>
    <style:style style:name="P7" style:family="paragraph" style:parent-style-name="Standard">
      <style:text-properties fo:font-size="16pt" officeooo:paragraph-rsid="00075862" style:font-size-asian="16pt" style:font-size-complex="16pt"/>
    </style:style>
    <style:style style:name="P8" style:family="paragraph" style:parent-style-name="Standard">
      <style:text-properties fo:font-size="16pt" officeooo:paragraph-rsid="0008f7ed" style:font-size-asian="16pt" style:font-size-complex="16pt"/>
    </style:style>
    <style:style style:name="P9" style:family="paragraph" style:parent-style-name="Standard">
      <style:text-properties fo:font-size="16pt" officeooo:paragraph-rsid="000ccf56" style:font-size-asian="16pt" style:font-size-complex="16pt"/>
    </style:style>
    <style:style style:name="P10" style:family="paragraph" style:parent-style-name="Standard">
      <style:text-properties fo:font-size="16pt" officeooo:paragraph-rsid="000e4e56" style:font-size-asian="16pt" style:font-size-complex="16pt"/>
    </style:style>
    <style:style style:name="P11" style:family="paragraph" style:parent-style-name="Standard">
      <style:text-properties fo:font-size="16pt" officeooo:paragraph-rsid="000fb14d" style:font-size-asian="16pt" style:font-size-complex="16pt"/>
    </style:style>
    <style:style style:name="P12" style:family="paragraph" style:parent-style-name="Standard">
      <style:text-properties fo:font-size="16pt" officeooo:rsid="00126a1a" officeooo:paragraph-rsid="00126a1a" style:font-size-asian="16pt" style:font-size-complex="16pt"/>
    </style:style>
    <style:style style:name="P13" style:family="paragraph" style:parent-style-name="Standard">
      <style:text-properties fo:font-size="16pt" officeooo:paragraph-rsid="00126a1a" style:font-size-asian="16pt" style:font-size-complex="16pt"/>
    </style:style>
    <style:style style:name="P14" style:family="paragraph" style:parent-style-name="Standard">
      <style:paragraph-properties fo:text-align="justify" style:justify-single-word="false"/>
      <style:text-properties fo:font-size="16pt" fo:font-weight="bold" officeooo:rsid="0005fb7c" officeooo:paragraph-rsid="000ccf56" style:font-size-asian="16pt" style:font-weight-asian="bold" style:font-size-complex="16pt" style:font-weight-complex="bold"/>
    </style:style>
    <style:style style:name="P15" style:family="paragraph" style:parent-style-name="Standard">
      <style:text-properties fo:font-size="16pt" fo:font-weight="bold" officeooo:rsid="0005fb7c" officeooo:paragraph-rsid="0005fb7c" style:font-size-asian="16pt" style:font-weight-asian="bold" style:font-size-complex="16pt" style:font-weight-complex="bold"/>
    </style:style>
    <style:style style:name="P16" style:family="paragraph" style:parent-style-name="Standard">
      <style:text-properties fo:font-size="16pt" fo:font-weight="bold" officeooo:rsid="0006dcfb" officeooo:paragraph-rsid="000e4e56" style:font-size-asian="16pt" style:font-weight-asian="bold" style:font-size-complex="16pt" style:font-weight-complex="bold"/>
    </style:style>
    <style:style style:name="P17" style:family="paragraph" style:parent-style-name="Standard">
      <style:text-properties fo:font-size="16pt" fo:font-weight="bold" officeooo:paragraph-rsid="000fb14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paragraph-rsid="0007a1d0"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20pt" fo:font-weight="bold" officeooo:paragraph-rsid="00139b7f" style:font-size-asian="20pt" style:font-weight-asian="bold" style:font-size-complex="20pt" style:font-weight-complex="bold"/>
    </style:style>
    <style:style style:name="P20" style:family="paragraph" style:parent-style-name="Standard">
      <style:paragraph-properties fo:text-align="start" style:justify-single-word="false" fo:orphans="0" fo:widows="0" fo:hyphenation-ladder-count="no-limit" style:writing-mode="lr-tb"/>
      <style:text-properties fo:font-size="14pt" officeooo:paragraph-rsid="00139b7f" style:font-size-asian="14pt" style:font-size-complex="14pt" fo:hyphenate="false" fo:hyphenation-remain-char-count="2" fo:hyphenation-push-char-count="2"/>
    </style:style>
    <style:style style:name="P21" style:family="paragraph" style:parent-style-name="Standard" style:master-page-name="Standard">
      <style:paragraph-properties fo:text-align="start" style:justify-single-word="false" fo:orphans="0" fo:widows="0" fo:hyphenation-ladder-count="no-limit" style:page-number="auto" style:writing-mode="lr-tb"/>
      <style:text-properties fo:font-size="14pt" officeooo:paragraph-rsid="00139b7f" style:font-size-asian="14pt" style:font-size-complex="14pt"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bold" officeooo:rsid="00075862" style:font-weight-asian="bold" style:font-weight-complex="bold"/>
    </style:style>
    <style:style style:name="T3" style:family="text">
      <style:text-properties fo:font-weight="bold" officeooo:rsid="0005fb7c" style:font-weight-asian="bold" style:font-weight-complex="bold"/>
    </style:style>
    <style:style style:name="T4" style:family="text">
      <style:text-properties fo:font-weight="bold" officeooo:rsid="0006dcfb" style:font-weight-asian="bold" style:font-weight-complex="bold"/>
    </style:style>
    <style:style style:name="T5" style:family="text">
      <style:text-properties fo:font-weight="bold" officeooo:rsid="000e4e56" style:font-weight-asian="bold" style:font-weight-complex="bold"/>
    </style:style>
    <style:style style:name="T6" style:family="text">
      <style:text-properties fo:font-weight="bold" officeooo:rsid="00126a1a" style:font-weight-asian="bold" style:font-weight-complex="bold"/>
    </style:style>
    <style:style style:name="T7" style:family="text">
      <style:text-properties officeooo:rsid="0006dcfb"/>
    </style:style>
    <style:style style:name="T8" style:family="text">
      <style:text-properties officeooo:rsid="00075862"/>
    </style:style>
    <style:style style:name="T9" style:family="text">
      <style:text-properties officeooo:rsid="000ccf56"/>
    </style:style>
    <style:style style:name="T10" style:family="text">
      <style:text-properties officeooo:rsid="000fb14d"/>
    </style:style>
    <style:style style:name="T11" style:family="text">
      <style:text-properties fo:font-weight="normal" style:font-weight-asian="normal" style:font-weight-complex="normal"/>
    </style:style>
    <style:style style:name="T12" style:family="text">
      <style:text-properties fo:font-weight="normal" officeooo:rsid="000fb14d" style:font-weight-asian="normal" style:font-weight-complex="normal"/>
    </style:style>
    <style:style style:name="T13" style:family="text">
      <style:text-properties officeooo:rsid="00110ee5"/>
    </style:style>
    <style:style style:name="T14" style:family="text">
      <style:text-properties style:font-name="ArialMT" fo:font-size="10pt" fo:language="it" fo:country="none" style:font-name-asian="ArialMT1" style:font-size-asian="10pt"/>
    </style:style>
    <style:style style:name="T15" style:family="text">
      <style:text-properties style:font-name="ArialMT" fo:font-size="10pt" fo:language="it" fo:country="none" fo:font-weight="bold" style:font-name-asian="ArialMT1" style:font-size-asian="10pt" style:font-weight-asian="bold" style:font-size-complex="20pt" style:font-weight-complex="bold"/>
    </style:style>
    <style:style style:name="T16" style:family="text">
      <style:text-properties style:font-name="ArialMT" fo:language="it" fo:country="none" style:font-name-asian="ArialMT1"/>
    </style:style>
    <style:style style:name="T17" style:family="text">
      <style:text-properties style:font-name="ArialMT" fo:language="it" fo:country="none" fo:font-weight="bold" style:font-name-asian="ArialMT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6">ANNOTAZIONI AGGIUNTE DAGLI STUDENTI:</text:span></text:p>
      <text:p text:style-name="P20"><text:span text:style-name="T17">Francesco BARDOZZO, Aniello SAULINO</text:span></text:p>
      <text:p text:style-name="P19"><text:span text:style-name="T14"/></text:p>
      <text:p text:style-name="P19"><text:span text:style-name="T14"/></text:p>
      <text:p text:style-name="P19"><text:span text:style-name="T14"/></text:p>
      <text:p text:style-name="P19">Documentazione Semant</text:p>
      <text:p text:style-name="P4"/>
      <text:p text:style-name="P5"/>
      <text:p text:style-name="P14">Prima fase – Costruzione del Grafo di Ereditarietà – classe dag.java</text:p>
      <text:p text:style-name="P5">Dag: la classe dag rappresenta il Grafo orientato utilizzato per i controlli sull’ereditarietà delle classi. Questo grafo orientato è implementato sfruttando degli HashMap di liste di adiacenza. La classe utilizza due HashMap. Una che associa ogni vertice ad una Lista contenente i vertici adiacenti, e un’altra HashMap che associa ogni vertice col vertice padre.</text:p>
      <text:p text:style-name="P5">La suddetta classe, implementata in questo modo, semplifica molto i controlli da effettuare quando si opera sul grafo. La particolarità delle HashMap è quella di poter effettuare delle operazioni di fetching degli elementi in modo veloce.</text:p>
      <text:p text:style-name="P5">La classe dag viene istanziata all’interno della classe ClassTable.</text:p>
      <text:p text:style-name="P4"/>
      <text:p text:style-name="P1">Metodi della classe dag</text:p>
      <text:p text:style-name="P4"><text:span text:style-name="T1">public Object add (V vertex)</text:span>: </text:p>
      <text:p text:style-name="P4">Prende come parametro un vertice v e lo aggiunge al grafo. Se il vertice esiste all'interno del grafo, il precedente viene sovrascritto. Controlli successivi permetteranno il non inserimento di un elemento già presente nel grafo.</text:p>
      <text:p text:style-name="P4"/>
      <text:p text:style-name="P4"><text:span text:style-name="T1">public boolean contains (V vertex)</text:span>:</text:p>
      <text:p text:style-name="P4">Se il grafo contiene il vertice V, il metodo restituisce true. Altrimenti restituisce false.</text:p>
      <text:p text:style-name="P4"/>
      <text:p text:style-name="P4"><text:span text:style-name="T1">Public boolean containsParent (V vertex)</text:span>:</text:p>
      <text:p text:style-name="P4">Se il vertice ha un padre, il metodo restituisce true. Altrimenti restituisce false.</text:p>
      <text:p text:style-name="P4"/>
      <text:p text:style-name="P1">Public V getParent (V vertex ):</text:p>
      <text:p text:style-name="P4">Restituisce il vertice padre del vertice passato come parametro.</text:p>
      <text:p text:style-name="P4"/>
      <text:p text:style-name="P1">Public boolean add (V vertex):</text:p>
      <text:p text:style-name="P4">Aggiunge il vertice V al grafo</text:p>
      <text:p text:style-name="P4"><text:soft-page-break/></text:p>
      <text:p text:style-name="P1">Public boolean add (V from, V to):</text:p>
      <text:p text:style-name="P4">Questo metodo aggiunge un arco al grafo che va dal vertice from al vertice to. Se uno o entrambi i vertici non esistono, vengono creati e aggiunti al grafo. Restituisce true se crea l’arco con successo. Restituisce false se l’arco è già esistente.</text:p>
      <text:p text:style-name="P4"/>
      <text:p text:style-name="P1">Public void remove (V from, V to):</text:p>
      <text:p text:style-name="P4">Rimuove un arco dal grafo. Se l’arco non esiste il metodo termina senza modificare il grafo. Lancia un’eccezione se i vertici passati nei parametri non esistono nel grafo</text:p>
      <text:p text:style-name="P1"/>
      <text:p text:style-name="P1">Public List&lt;V&gt; getAdjList ( V v ):</text:p>
      <text:p text:style-name="P4">Restituisce una lista contenente tutti I vertici adiacenti al vertice v.</text:p>
      <text:p text:style-name="P4"/>
      <text:p text:style-name="P1">Public &lt;Map&gt;V,Integer&gt; outDegree():</text:p>
      <text:p text:style-name="P4">Restituisce una HashMap che associa ad ogni vertice del grafo, la quantità di archi uscenti.</text:p>
      <text:p text:style-name="P4"/>
      <text:p text:style-name="P1">Public &lt;Map&gt;V,Integer&gt; inDegree():</text:p>
      <text:p text:style-name="P4">Restituisce una HashMap che associa ad ogni vertice del grafo, la quantità di archi entranti.</text:p>
      <text:p text:style-name="P4"/>
      <text:p text:style-name="P1">Public List&lt;V&gt; topSort():</text:p>
      <text:p text:style-name="P4">Questo metodo restituisce una lista rappresentante l’ordinamento topologico del grafo. Ogni elemento della lista è un vertice del grafo. Se non esiste un ordinamento topologico, il metodo restituisce null.</text:p>
      <text:p text:style-name="P4"/>
      <text:p text:style-name="P1">Public boolean isDag ():</text:p>
      <text:p text:style-name="P4">Questo metodo controlla se il grafo è aciclico richiamando il metodo topSort(). Se topSort() restituisce null, allora nel grafo sono presenti cicli e quindi non è un Directed Acyclic Graph. Quindi il metodo restituisce false. Altrimenti restituisce true.</text:p>
      <text:p text:style-name="P4"/>
      <text:p text:style-name="P1">Public Map bfsDistance (V start):</text:p>
      <text:p text:style-name="P4">Il metodo restituisce una mappa in cui ad ogni vertice del grafo è associata la distanza minima dal vertice start.</text:p>
      <text:p text:style-name="P4">Nella rappresentazione del dag, il vertice V contiene l’abstract symbol corrispondente al nome della classe in esame.</text:p>
      <text:p text:style-name="P4"><text:soft-page-break/></text:p>
      <text:p text:style-name="P4"/>
      <text:p text:style-name="P4"/>
      <text:p text:style-name="P4"/>
      <text:p text:style-name="P2">Prima fase – Controlli sull’Ereditarità – <text:s/>ClassTable.java</text:p>
      <text:p text:style-name="P6"/>
      <text:p text:style-name="P6">La classe dag viene istanziata all’interno della classe ClassTable, che la usa per controllare che l’ereditarietà delle classi rispetti la specifica di cool.</text:p>
      <text:p text:style-name="P4">Il metodo <text:span text:style-name="T1">installBasicClasses</text:span> della classe ClassTable si occupa di creare una nuova istanza della classe dag e, una volta creata, inserisce in essa le cinque classi base (Object, IO, Int, String e Bool).</text:p>
      <text:p text:style-name="P4">Dopodichè il metodo scorre la lista delle classe e inserisce nel dag le classi che incontra. Il metodo effettua svariati controlli sulle classi prima di inserirle nel dag. Nello specifico:</text:p>
      <text:p text:style-name="P4">- <text:span text:style-name="T1">Controlla se la classe analizzata ridefinisce una classe base.</text:span></text:p>
      <text:p text:style-name="P1">- Controlla se la classe analizzata eredita le classi Bool, Str, Int o</text:p>
      <text:p text:style-name="P1">SELF_TYPE</text:p>
      <text:p text:style-name="P1">- Controlla se la classe padre della classe analizzata eredita dalla classe analizzata</text:p>
      <text:p text:style-name="P1">- Controlla se la classe corrente è una classe duplicata</text:p>
      <text:p text:style-name="P1">- Controlla se la classe padre della corrente eredita dalla classe corrente</text:p>
      <text:p text:style-name="P4">Se una qualsiasi delle condizioni cui sopra si verifica, il flag errors viene settato a true, per segnalare la presenza di errori e viene invocata la classe semantError che ha lo scopo di lanciare le eccezioni dovute ad errori semantici.</text:p>
      <text:p text:style-name="P4">Se scorrendo le classi il metodo incontra una classe il cui padre non è stato ancora inserito nel grafo, la classe viene aggiunta ad un vettore chiamato <text:span text:style-name="T1">writtenAfterClasses.</text:span> Questo vettore è necessario in quanto le classi possono essere scritte in ordine non lineare, e quindi si potrebbe incontrare una classe che eredita una classe non ancora presente nel dag ma che potrebbe essere definita in seguito. Una volta aggiunte tutte le classi al dag, il metodo scorre le classi del vettore ed effettua i seguenti controlli:</text:p>
      <text:p text:style-name="P1">- Controlla se la classe corrente genera dei cicli nel dag</text:p>
      <text:p text:style-name="P1">- Controlla se la classe corrente è una classe duplicata</text:p>
      <text:p text:style-name="P1">- Controlla se la classe corrente eredita da una classe non definita</text:p>
      <text:p text:style-name="P4">Come per i controlli precedenti, anche questi controlli settano il flag errors a true. Oltre ai controlli sull’ereditarietà, il metodo usa il dag anche per <text:soft-page-break/>controllare l’esistenza della classe Main e che la classe contenga il metodo main(). Se entrambe queste condizioni si verificano, il metodo setta il flag mainexist a true. Altrimenti il flag rimane settato a false.</text:p>
      <text:p text:style-name="P4">Dopo aver effettuato i controlli di cui sopra e aver popolato il DAG, il metodo controlla i flag di errore. Se mainexist è true, errors viene settato a true. Se il flag errors è false, la classe <text:span text:style-name="T1">Checker</text:span> viene inizializzata.</text:p>
      <text:p text:style-name="P4"/>
      <text:p text:style-name="P4"/>
      <text:p text:style-name="P2">Seconda fase – <text:span text:style-name="T7">Type Checking – Checker.java</text:span></text:p>
      <text:p text:style-name="P4"/>
      <text:p text:style-name="P7">Dopo aver composto il dag e controllato che questo rispecchi i canoni di correttezza (well- formed dag), abbiamo creato una classe<text:span text:style-name="T1"> Checker.java </text:span>che si occupa dell’esplorazione dell’albero con le nuove informazioni derivanti dal dag. La classe Checker acquisisce, tramite passaggio di parametri, alcune informazioni dalla <text:span text:style-name="T1">ClassTable</text:span>. Precisamente:</text:p>
      <text:p text:style-name="P3"><text:span text:style-name="T8">1) </text:span>un’istanza di ClassTable, </text:p>
      <text:p text:style-name="P3"><text:span text:style-name="T8">2) </text:span>il contenitore delle classi (cls) e </text:p>
      <text:p text:style-name="P7"><text:span text:style-name="T2">3) </text:span><text:span text:style-name="T1">il dag riscritto tramite ordine topologico.</text:span></text:p>
      <text:p text:style-name="P7"/>
      <text:p text:style-name="P9">Dopo aver istanziato questi parametri, viene richiamato il metodo<text:span text:style-name="T1"> explore</text:span>, che inizia la visita dell’albero. Per ogni classe, seguendo l’ordine topologico del dag, vengono estratte le feature e viene effettuata la visita di queste ultime. </text:p>
      <text:p text:style-name="P9"/>
      <text:p text:style-name="P9">Il metodo <text:span text:style-name="T1">visit,</text:span> che si occupa di scendere in profondità nell’AST e di inferire il tipo delle varie espressioni, è stato sovraccaricato più volte passando come primo parametro la classe corrente ( oggetto <text:span text:style-name="T1">class_c </text:span>), e come secondo paramentro un oggetto relativo al nodo che si sta visitando <text:span text:style-name="T9">(Features, Feature, Expressions, Expression) a seconda dei phyla che sono stati inseriti. </text:span></text:p>
      <text:p text:style-name="P9"/>
      <text:p text:style-name="P9">Nei visit relativi a Classi, Metodi, Let e Branches, oltre ai controlli sugli errori e alle operazioni di inferenza dei tipi, sono state aggiunte le istruzioni per il popolamento delle rispettive Symbol Table contenenti le variabili dello scope corrente.</text:p>
      <text:p text:style-name="P7"/>
      <text:p text:style-name="P10"><text:span text:style-name="T3">Seconda fase – </text:span><text:span text:style-name="T4">Type Checking </text:span><text:span text:style-name="T5">e Scoping </text:span><text:span text:style-name="T4">– SymbolTable.java,</text:span></text:p>
      <text:p text:style-name="P16"/>
      <text:p text:style-name="P11"><text:span text:style-name="T1">cool_tree.java</text:span> fornitaci non è stata reputata sufficiente agli scopi proposti <text:soft-page-break/>per q<text:span text:style-name="T10">il type checking e lo scoping in primis.</text:span> Abbiamo ritenuto opportuno effettuare delle modifiche alla suddetta classe in modo da farla aderire alle nostre esigenze. Precisamente, nelle classi <text:span text:style-name="T1">class_c, method, branch e let </text:span><text:span text:style-name="T11">sono state aggiunte delle istanze, </text:span><text:span text:style-name="T12">inizializzate all’interno dei costruttori,</text:span><text:span text:style-name="T11"> della classe </text:span><text:span text:style-name="T1">SymbolTable.java.</text:span></text:p>
      <text:p text:style-name="P17"/>
      <text:p text:style-name="P11">L’istruzione successiva all’inizializzazione è stata quella di <text:span text:style-name="T1">enterScope(); </text:span>così facendo, ogni qualvolta viene costruito un nodo dell’AST della rispettiva classe, si ha uno scope relativo al <text:span text:style-name="T10">phyla</text:span> a cui appartiene. Durante le visite dell’AST, questo scope potrà essere utilizzato tramite un metodo aggiuntivo chiamato <text:span text:style-name="T1">getSymbolTable()</text:span>, che r<text:span text:style-name="T8">estituisce</text:span> l’istanza della SymbolTable corrispondente. Perseguendo questa soluzione, nasceva però il problema di non avere comunicazione tra i vari scope nel momento in cui questi si fossero presentati annidati. La soluzione al suddetto problema è stata quella di creare nella classe <text:span text:style-name="T1">Checker.java</text:span> <text:s/>una lista globale di Symbol Table contente tutte le istanze delle Symbol Table correntemente visitate <text:span text:style-name="T10">e attive. </text:span>In questa lista di Symbol Table non sono state inserite le Symbol Table delle classi dato che nei metodi di visita dei vari nodi la classe corrente viene “propagata” come parametro del metodo visit(). Negli stessi, nel momento in cui si esce dallo scope, l’istruzione <text:span text:style-name="T1">remove(currentSymbolTable) </text:span>accompagna l’istruzione <text:span text:style-name="T1">exitScope().</text:span> In pratica, la lista di cui sopra funziona come se fosse uno stack di Symbol Table nella quale l’elemento al top è lo scope più interno tra quelli annidati. Abbiamo utilizzato una lista invece di uno stack classico perché in alcuni casi poteva esser necessaria una visita degli scope più esterni.</text:p>
      <text:p text:style-name="P4"/>
      <text:p text:style-name="P8">Nelle classi ClassTable.java e Checker.java sono stati scritti alcuni metodi di supporto di cui riteniamo importante spiegare<text:span text:style-name="T8">ne</text:span> il funzionamento. Di seguito, vengono descritti.</text:p>
      <text:p text:style-name="P4"/>
      <text:p text:style-name="P1">Metodi Aggiuntivi ClassTable.java:</text:p>
      <text:p text:style-name="P4">- <text:span text:style-name="T1">public boolean isAncestor( AbstractSymbol p, AbstractSymbol d ):</text:span></text:p>
      <text:p text:style-name="P4">è un metodo ricorsivo che restituisce true qualora l’abstract symbol p (rappresentante il nome di una classe) sia un antenato dell’abstract symbol d, false altrimenti. Viene utilizzato ogni qualvolta è necessario comprendere se il tipo d &lt;= p.</text:p>
      <text:p text:style-name="P4"/>
      <text:p text:style-name="P4">- <text:span text:style-name="T1">public List&lt;AbstractSymbol&gt; ancestorList( AbstractSymbol as ):</text:span></text:p>
      <text:p text:style-name="P4">restituisce una lista di AbstractSymbol contenente un elenco di <text:soft-page-break/>AbstractSymbol (nomi) degli antenati dell’oggetto con nome as e as stesso. È un metodo di supporto a nearestCommonAncestor.</text:p>
      <text:p text:style-name="P4"/>
      <text:p text:style-name="P4">- <text:span text:style-name="T1">public List&lt;class_c&gt; ancestorListwClasses( AbstractSymbol as ):</text:span></text:p>
      <text:p text:style-name="P4">restituisce una lista di class_c contenente un elenco di class_c (oggetti classe) degli antenati dell’oggetto con nome as e as stesso. Viene utilizzato durante la visita ai nodi dipatch e static_dispatch; l’AbstractSymbol as, passato come parametro, è il tipo che chiama il metodo sottoposto a visita.</text:p>
      <text:p text:style-name="P4"/>
      <text:p text:style-name="P4">- <text:span text:style-name="T1">public AbstractSymbol nearestCommonAncestor( AbstractSymbol s1,</text:span></text:p>
      <text:p text:style-name="P1">AbstractSymbol s2 ):</text:p>
      <text:p text:style-name="P4">restituisce l’antenato comune più vicino nella gerarchia degli antenati (LUB) degli AbstractSymbol s1 e s2. Viene utilizzato per effettuare le operazioni di LUB nella visita di nodi IF e CASE per inferire il tipo corretto.</text:p>
      <text:p text:style-name="P4"/>
      <text:p text:style-name="P4">- <text:span text:style-name="T1">public class_c getBasicClass( AbstractSymbol whatClass ):</text:span></text:p>
      <text:p text:style-name="P4">restituisce l’oggetto class_c relativo alle classi Basic (String, Int, Bool, IO) dell’AbstractSymbol whatClass. Viene utilizzato nel dispatch per analizzare la chiamata di metodi delle classi Basic.</text:p>
      <text:p text:style-name="P4"/>
      <text:p text:style-name="P1">Metodi Aggiuntivi Checker.java:</text:p>
      <text:p text:style-name="P4">- <text:span text:style-name="T1">private method isInherited(class_c current, method feature);</text:span> restituisce il metodo ereditato nel caso in cui feature è ereditato dalla classe padre di current, null altrimenti.</text:p>
      <text:p text:style-name="P4"/>
      <text:p text:style-name="P4">- <text:span text:style-name="T1">private boolean isInherited(class_c current, attr feature):</text:span></text:p>
      <text:p text:style-name="P4">restituisce true nel caso in cui feature è ereditato dalla classe padre di current, false altrimenti.</text:p>
      <text:p text:style-name="P4"/>
      <text:p text:style-name="P4">- <text:span text:style-name="T1">private attr isInherited(class_c current, object o):</text:span></text:p>
      <text:p text:style-name="P4">restituisce l’attributo ereditato nel caso in cui o è ereditato dalla classe padre di current,</text:p>
      <text:p text:style-name="P4">null altrimenti.</text:p>
      <text:p text:style-name="P4"/>
      <text:p text:style-name="P13"><text:span text:style-name="T1">- private </text:span><text:span text:style-name="T6">void debug</text:span><text:span text:style-name="T1">(</text:span><text:span text:style-name="T6">String</text:span><text:span text:style-name="T1"> </text:span><text:span text:style-name="T6">str, object current</text:span><text:span text:style-name="T1">):</text:span></text:p>
      <text:p text:style-name="P12">Per ogni phyla è stato costruito un sistema di debug che se il flag DEBUGMODE è attivo restituisce nel file out.txt (che verrà descritto nel <text:soft-page-break/>capitolo di test) sia lo scope locale che quello globale, il globalcounter che se impostato a dovere (cioè incrementato all’entrata di ogni visit e decrementato all’uscita di ogni visit) indica la profondità di visita dell’AST.</text:p>
      <text:p text:style-name="P18">Descrizione Test</text:p>
      <text:p text:style-name="P4"><text:span text:style-name="T13">P</text:span>er testare il codice prodotto, sono stati utilizzati i files .cl fornitici dura<text:span text:style-name="T13">n</text:span>te il corso. Producendo l’AST annotato tramite i moduli originali presenti nella cartella, abbiamo confrontato il suddetto albero tramite Diffcheckers.com. Questo sito consente di confrontare due sorgenti di testo e di individuare automaticamente le differenze. Nessuna differenza tra i due moduli semant è stata riscontrata per ogni file. Sono stati inoltre prodotti alcuni files per il controllo degli errori semantici. Ogni file ha il seguente formato: “err.x.cl”, dove x è il nodo in cui è presente l’errore. Anche in questo caso, non sono state riscontrate differenze tra l’output dei due moduli.</text:p>
      <text:p text:style-name="P4">Come compilare ed eseguire il proprio semant: per avviare il nostro modulo, è sufficiente avviare il main presente nella classe Semant.java. L’output è stato redirezionato nel file out.txt (come ad esempio la stampa del dag), mentre l’AST annotato è situato nel file tree.txt. Gli eventuali errori vengono stampati in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MT" svg:font-family="Arial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ArialMT1" svg:font-family="ArialMT"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03:22:11</meta:creation-date>
    <dc:date>2016-12-12T17:33:35.578548959</dc:date>
    <meta:editing-duration>P4DT5H40M14S</meta:editing-duration>
    <meta:editing-cycles>13</meta:editing-cycles>
    <meta:generator>LibreOffice/5.1.4.2$Linux_X86_64 LibreOffice_project/10m0$Build-2</meta:generator>
    <meta:document-statistic meta:table-count="0" meta:image-count="0" meta:object-count="0" meta:page-count="7" meta:paragraph-count="88" meta:word-count="1894" meta:character-count="12535" meta:non-whitespace-character-count="10714"/>
  </office:meta>
</office:document-meta>
</file>